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F000002ABADA3FBFC29A05BCD.png" manifest:media-type="image/png"/>
  <manifest:file-entry manifest:full-path="Pictures/100002010000040200000297CD4EB2451F8AB584.png" manifest:media-type="image/png"/>
  <manifest:file-entry manifest:full-path="Pictures/10000201000003FF000002C8E09ABC6236561F51.png" manifest:media-type="image/png"/>
  <manifest:file-entry manifest:full-path="Pictures/100002010000041C0000031992C78B0DF45FCC7B.png" manifest:media-type="image/png"/>
  <manifest:file-entry manifest:full-path="Pictures/10000201000004160000033D0BC61CB1A99F95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418" officeooo:paragraph-rsid="001df4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2 Quiz</text:p>
      <text:p text:style-name="P1"/>
      <text:p text:style-name="P1"><draw:frame draw:style-name="fr3" draw:name="Image1" text:anchor-type="char" svg:x="-0.212cm" svg:y="0.309cm" svg:width="17cm" svg:height="19.8cm" draw:z-index="0"><draw:image xlink:href="Pictures/10000201000004160000033D0BC61CB1A99F95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8.99cm" draw:z-index="1"><draw:image xlink:href="Pictures/100002010000041C0000031992C78B0DF45FCC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18.856cm" draw:z-index="2"><draw:image xlink:href="Pictures/100002010000040200000297CD4EB2451F8AB5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21.235cm" draw:z-index="3"><draw:image xlink:href="Pictures/100002010000040F000002ABADA3FBFC29A05BCD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7cm" svg:height="20.202cm" draw:z-index="4"><draw:image xlink:href="Pictures/10000201000003FF000002C8E09ABC6236561F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6:40:30.021578232</meta:creation-date>
    <dc:date>2022-04-19T16:49:55.554587678</dc:date>
    <meta:editing-duration>PT9M26S</meta:editing-duration>
    <meta:editing-cycles>1</meta:editing-cycles>
    <meta:document-statistic meta:table-count="0" meta:image-count="5" meta:object-count="0" meta:page-count="5" meta:paragraph-count="1" meta:word-count="2" meta:character-count="12" meta:non-whitespace-character-count="11"/>
    <meta:generator>LibreOffice/6.4.7.2$Linux_X86_64 LibreOffice_project/40$Build-2</meta:generator>
  </office:meta>
</office:document-meta>
</file>